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47in"/>
    </style:style>
    <style:style style:name="co2" style:family="table-column">
      <style:table-column-properties fo:break-before="auto" style:column-width="2.025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Run-Nmb</text:p>
          </table:table-cell>
          <table:table-cell office:value-type="string" calcext:value-type="string">
            <text:p>scanned Para</text:p>
          </table:table-cell>
        </table:table-row>
        <table:table-row table:style-name="ro1">
          <table:table-cell office:value-type="string" calcext:value-type="string">
            <text:p>#HEPHY-Topside biased</text:p>
          </table:table-cell>
          <table:table-cell office:value-type="string" calcext:value-type="string">
            <text:p>threshold scan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#HEPHY-Topside biased</text:p>
          </table:table-cell>
          <table:table-cell office:value-type="string" calcext:value-type="string">
            <text:p>HV scan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-190" calcext:value-type="float">
            <text:p>-19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-175" calcext:value-type="float">
            <text:p>-17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-160" calcext:value-type="float">
            <text:p>-16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-145" calcext:value-type="float">
            <text:p>-14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-130" calcext:value-type="float">
            <text:p>-13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-100" calcext:value-type="float">
            <text:p>-10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-85" calcext:value-type="float">
            <text:p>-8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-55" calcext:value-type="float">
            <text:p>-5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-40" calcext:value-type="float">
            <text:p>-4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-25" calcext:value-type="float">
            <text:p>-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0:35:14.515458879</meta:creation-date>
    <dc:date>2024-05-07T08:57:52.141797819</dc:date>
    <meta:editing-duration>PT12M52S</meta:editing-duration>
    <meta:editing-cycles>9</meta:editing-cycles>
    <meta:generator>LibreOffice/7.3.7.2$Linux_X86_64 LibreOffice_project/30$Build-2</meta:generator>
    <meta:document-statistic meta:table-count="1" meta:cell-count="82" meta:object-count="0"/>
  </office:meta>
</office:document-meta>
</file>